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1">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table-cell office:value-type="string" calcext:value-type="string">
            <text:p>Apple’s compiler toolchain for OSX</text:p>
          </table:table-cell>
          <table:table-cell/>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gis) | shapefile</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table:number-columns-repeated="2"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mongo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Amazon’s fork of Elasticsearch</text:p>
          </table:table-cell>
          <table:table-cell table:number-columns-repeated="2"/>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table:number-columns-repeated="2"/>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lightweight connection pooler for PostgreSQL</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table:number-columns-repeated="2"/>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table:number-columns-repeated="2" office:value-type="string" calcext:value-type="string">
            <text:p>pgloader</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table:number-columns-repeated="2"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table:number-columns-repeated="2"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tool</text:p>
          </table:table-cell>
          <table:table-cell office:value-type="string" calcext:value-type="string">
            <text:p>distributed computing</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distributed computing</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table:number-columns-repeated="2"/>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glsl</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office:value-type="string" calcext:value-type="string">
            <text:p>python</text:p>
          </table:table-cell>
          <table:table-cell office:value-type="string" calcext:value-type="string">
            <text:p>c, python</text:p>
          </table:table-cell>
          <table:table-cell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github &amp; actions</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 kubernetes | orchestrator )</text:p>
          </table:table-cell>
          <table:table-cell office:value-type="string" calcext:value-type="string">
            <text:p>helm</text:p>
          </table:table-cell>
          <table:table-cell/>
          <table:table-cell office:value-type="string" calcext:value-type="string">
            <text:p>golang, 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container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ost-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ost-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database extens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fix</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mail</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dmail</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mcached</text:p>
          </table:table-cell>
          <table:table-cell table:number-columns-repeated="3"/>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table:number-columns-repeated="2"/>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kubernetes | k8s | minikube | k3s | kubectl | kops | microk8s</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orhcestrator dashboar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it’s an 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sed to manage KVM virtual machines mostly but other ones as wel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 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syncio</text:p>
          </table:table-cell>
          <table:table-cell/>
          <table:table-cell office:value-type="string" calcext:value-type="string">
            <text:p>python</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ang' | 'go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amp; 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table:number-columns-repeated="2"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office:value-type="string" calcext:value-type="string">
            <text:p>language</text:p>
          </table:table-cell>
          <table:table-cell office:value-type="string" calcext:value-type="string">
            <text:p>office document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office document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usek</text:p>
          </table:table-cell>
          <table:table-cell table:number-columns-repeated="3"/>
          <table:table-cell office:value-type="string" calcext:value-type="string">
            <text:p>ide</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usek.sourceforge.net/gusek.html" xlink:type="simple">https://gusek.sourceforge.net/gusek.html</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library</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with &lt;1&gt; R) &amp; (data | science) &amp; (mathematics | math | statistics | stats)</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pplication security 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tlm</text:p>
          </table:table-cell>
          <table:table-cell table:number-columns-repeated="3"/>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table:number-columns-repeated="2"/>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auth method</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table:number-columns-repeated="2" office:value-type="string" calcext:value-type="string">
            <text:p>checkmarx</text:p>
          </table:table-cell>
          <table:table-cell table:number-columns-repeated="3"/>
          <table:table-cell office:value-type="string" calcext:value-type="string">
            <text:p>container 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container 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table:number-columns-repeated="2"/>
        </table:table-row>
        <table:table-row table:style-name="ro1">
          <table:table-cell table:number-columns-repeated="2" office:value-type="string" calcext:value-type="string">
            <text:p>veracode</text:p>
          </table:table-cell>
          <table:table-cell table:number-columns-repeated="3"/>
          <table:table-cell office:value-type="string" calcext:value-type="string">
            <text:p>container 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database 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general 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Adfs | (active &amp;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office:value-type="string" calcext:value-type="string">
            <text:p>security</text:p>
          </table:table-cell>
          <table:table-cell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sl</text:p>
          </table:table-cell>
          <table:table-cell table:number-columns-repeated="3"/>
          <table:table-cell office:value-type="string" calcext:value-type="string">
            <text:p>library</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v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ringboot</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boot" xlink:type="simple">https://github.com/spring-projects/spring-boot</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etl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r-driven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related</text:p>
          </table:table-cell>
          <table:table-cell/>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 quick 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office:value-type="string" calcext:value-type="string">
            <text:p>office products</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office:value-type="string" calcext:value-type="string">
            <text:p>office products</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office:value-type="string" calcext:value-type="string">
            <text:p>document platform</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office:value-type="string" calcext:value-type="string">
            <text:p>front-end web &amp; 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 &amp; content deliver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Management Service')</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ident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ident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ident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bigquery</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5-15T16:24:47.278242966</dc:date>
    <meta:editing-duration>PT35S</meta:editing-duration>
    <meta:editing-cycles>1</meta:editing-cycles>
    <meta:document-statistic meta:table-count="1" meta:cell-count="8346" meta:object-count="0"/>
    <meta:generator>LibreOffice/7.4.5.1$Linux_X86_64 LibreOffice_project/40$Build-1</meta:generator>
  </office:meta>
</office:document-meta>
</file>